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swnpdLmrvwcMTSYN" svg:font-family="VswnpdLmrvwcMTSYN"/>
    <style:font-face style:name="YlhwbmGbnlxgMTMI" svg:font-family="YlhwbmGbnlxgMTMI"/>
    <style:font-face style:name="BldxbqThxgnlCourier" svg:font-family="BldxbqThxgnlCourier" style:font-family-generic="modern"/>
    <style:font-face style:name="GrdclyWbkylwTimes-Italic" svg:font-family="GrdclyWbkylwTimes-Italic" style:font-family-generic="roman"/>
    <style:font-face style:name="HxfntfPkbvymTimes-Roman" svg:font-family="HxfntfPkbvymTimes-Roman" style:font-family-generic="roman"/>
    <style:font-face style:name="SlpcchNrxtnkTimes-Roman" svg:font-family="SlpcchNrxtnkTimes-Roman" style:font-family-generic="roman"/>
    <style:font-face style:name="TwhxqcDwfbwbTimes-BoldItalic" svg:font-family="TwhxqcDwfbwbTimes-BoldItalic" style:font-family-generic="roman"/>
    <style:font-face style:name="YcbhqgNpsrcrTimes-Roman" svg:font-family="YcbhqgNpsrcrTimes-Roman" style:font-family-generic="roman"/>
    <style:font-face style:name="LfktwjMhstmwMyriad-Bold" svg:font-family="LfktwjMhstmwMyriad-Bold" style:font-family-generic="swiss"/>
    <style:font-face style:name="RtdyfmLfqfmwMyriad-Bold" svg:font-family="RtdyfmLfqfmwMyriad-Bold" style:font-family-generic="swiss"/>
    <style:font-face style:name="YydjkrBrxfqtMyriad-Bold" svg:font-family="YydjkrBrxfqtMyriad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lpcchNrxtnkTimes-Roman" fo:font-size="10pt" style:font-name-asian="SlpcchNrxtnkTimes-Roman" style:font-size-asian="10pt" style:font-name-complex="SlpcchNrxtnkTimes-Roman"/>
    </style:style>
    <style:style style:name="P2" style:family="paragraph" style:parent-style-name="Standard">
      <style:text-properties style:font-name="HxfntfPkbvymTimes-Roman" fo:font-size="10pt" style:font-name-asian="HxfntfPkbvymTimes-Roman" style:font-size-asian="10pt" style:font-name-complex="HxfntfPkbvymTimes-Roman"/>
    </style:style>
    <style:style style:name="P3" style:family="paragraph" style:parent-style-name="Standard">
      <style:text-properties fo:font-size="11.5pt" fo:font-weight="bold" style:font-size-asian="11.5pt" style:font-weight-asian="bold" style:font-weight-complex="bold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text-properties style:font-size-asian="10pt"/>
    </style:style>
    <style:style style:name="P6" style:family="paragraph" style:parent-style-name="Standard">
      <style:text-properties style:font-name="YydjkrBrxfqtMyriad-Bold" fo:font-size="11.5pt" fo:font-weight="bold" style:font-name-asian="YydjkrBrxfqtMyriad-Bold" style:font-size-asian="11.5pt" style:font-weight-asian="bold" style:font-name-complex="YydjkrBrxfqtMyriad-Bold" style:font-weight-complex="bold"/>
    </style:style>
    <style:style style:name="P7" style:family="paragraph" style:parent-style-name="Standard">
      <style:text-properties style:font-name="YcbhqgNpsrcrTimes-Roman" fo:font-size="10pt" style:font-name-asian="YcbhqgNpsrcrTimes-Roman" style:font-size-asian="10pt" style:font-name-complex="YcbhqgNpsrcrTimes-Roman"/>
    </style:style>
    <style:style style:name="P8" style:family="paragraph" style:parent-style-name="Standard">
      <style:text-properties style:font-name="LfktwjMhstmwMyriad-Bold" fo:font-size="11.5pt" fo:font-weight="bold" style:font-name-asian="LfktwjMhstmwMyriad-Bold" style:font-size-asian="11.5pt" style:font-weight-asian="bold" style:font-name-complex="LfktwjMhstmwMyriad-Bold" style:font-weight-complex="bold"/>
    </style:style>
    <style:style style:name="P9" style:family="paragraph" style:parent-style-name="Standard" style:master-page-name="Standard">
      <style:paragraph-properties style:page-number="auto"/>
      <style:text-properties style:font-name="RtdyfmLfqfmwMyriad-Bold" fo:font-size="11.5pt" fo:font-weight="bold" style:font-name-asian="RtdyfmLfqfmwMyriad-Bold" style:font-size-asian="11.5pt" style:font-weight-asian="bold" style:font-name-complex="RtdyfmLfqfmwMyriad-Bold" style:font-weight-complex="bold"/>
    </style:style>
    <style:style style:name="P10" style:family="paragraph" style:parent-style-name="Standard">
      <style:text-properties style:font-name="SlpcchNrxtnkTimes-Roman" fo:font-size="10pt" style:font-name-asian="SlpcchNrxtnkTimes-Roman" style:font-size-asian="10pt" style:font-name-complex="SlpcchNrxtnkTimes-Roman"/>
    </style:style>
    <style:style style:name="T1" style:family="text">
      <style:text-properties style:font-name="RtdyfmLfqfmwMyriad-Bold" style:font-name-asian="RtdyfmLfqfmwMyriad-Bold" style:font-name-complex="RtdyfmLfqfmwMyriad-Bold"/>
    </style:style>
    <style:style style:name="T2" style:family="text">
      <style:text-properties style:font-name="TwhxqcDwfbwbTimes-BoldItalic" fo:font-style="italic" style:font-name-asian="TwhxqcDwfbwbTimes-BoldItalic" style:font-style-asian="italic" style:font-name-complex="TwhxqcDwfbwbTimes-BoldItalic" style:font-style-complex="italic"/>
    </style:style>
    <style:style style:name="T3" style:family="text">
      <style:text-properties style:font-name="HxfntfPkbvymTimes-Roman" style:font-name-asian="HxfntfPkbvymTimes-Roman" style:font-name-complex="HxfntfPkbvymTimes-Roman"/>
    </style:style>
    <style:style style:name="T4" style:family="text">
      <style:text-properties style:font-name="HxfntfPkbvymTimes-Roman" fo:font-size="10pt" style:font-name-asian="HxfntfPkbvymTimes-Roman" style:font-name-complex="HxfntfPkbvymTimes-Roman"/>
    </style:style>
    <style:style style:name="T5" style:family="text">
      <style:text-properties style:font-name="GrdclyWbkylwTimes-Italic" fo:font-style="italic" style:font-name-asian="GrdclyWbkylwTimes-Italic" style:font-style-asian="italic" style:font-name-complex="GrdclyWbkylwTimes-Italic" style:font-style-complex="italic"/>
    </style:style>
    <style:style style:name="T6" style:family="text">
      <style:text-properties style:font-name="GrdclyWbkylwTimes-Italic" fo:font-size="10pt" fo:font-style="italic" style:font-name-asian="GrdclyWbkylwTimes-Italic" style:font-style-asian="italic" style:font-name-complex="GrdclyWbkylwTimes-Italic" style:font-style-complex="italic"/>
    </style:style>
    <style:style style:name="T7" style:family="text">
      <style:text-properties style:font-name="VswnpdLmrvwcMTSYN" fo:font-size="10pt" style:font-name-asian="VswnpdLmrvwcMTSYN" style:font-name-complex="VswnpdLmrvwcMTSYN"/>
    </style:style>
    <style:style style:name="T8" style:family="text">
      <style:text-properties style:font-name="YlhwbmGbnlxgMTMI" fo:font-size="10pt" fo:font-style="italic" style:font-name-asian="YlhwbmGbnlxgMTMI" style:font-style-asian="italic" style:font-name-complex="YlhwbmGbnlxgMTMI" style:font-style-complex="italic"/>
    </style:style>
    <style:style style:name="T9" style:family="text">
      <style:text-properties style:font-name="SlpcchNrxtnkTimes-Roman" style:font-name-asian="SlpcchNrxtnkTimes-Roman" style:font-name-complex="SlpcchNrxtnkTimes-Roman"/>
    </style:style>
    <style:style style:name="T10" style:family="text">
      <style:text-properties style:font-name="BldxbqThxgnlCourier" style:font-name-asian="BldxbqThxgnlCourier" style:font-name-complex="BldxbqThxgnl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ST and Tip</text:p>
      <text:p text:style-name="Standard"/>
      <text:p text:style-name="P2">The program that you create for this exercise will begin by reading the cost of a meal</text:p>
      <text:p text:style-name="P2">ordered at a restaurant from the user. Then your program will compute the GST and</text:p>
      <text:p text:style-name="P2">tip for the meal. Asscume GST(sgst&amp;cgst) as 10 percent.</text:p>
      <text:p text:style-name="P2">Compute the tip as 18 percent of the meal amount (without the tax). The output from</text:p>
      <text:p text:style-name="P2">your program should include the tax amount, the tip amount, and the grand total for</text:p>
      <text:p text:style-name="P2">the meal including both the tax and the tip. Format the output so that all of the values</text:p>
      <text:p text:style-name="P2">are displayed using two decimal places</text:p>
      <text:p text:style-name="Standard"/>
      <text:p text:style-name="P3"><text:span text:style-name="T1">Sum of the First </text:span><text:span text:style-name="T2">n Natural Numbers</text:span></text:p>
      <text:p text:style-name="Standard"/>
      <text:p text:style-name="P4"><text:span text:style-name="T3">Write a program that reads a naturalnumber, </text:span><text:span text:style-name="T5">n</text:span><text:span text:style-name="T3">, from the user and then displays the</text:span></text:p>
      <text:p text:style-name="P4"><text:span text:style-name="T3">sum of all of the integers from 1 to </text:span><text:span text:style-name="T5">n</text:span><text:span text:style-name="T3">. </text:span></text:p>
      <text:p text:style-name="Standard"/>
      <text:p text:style-name="P4"><text:span text:style-name="T3">HINT: The sum of the first </text:span><text:span text:style-name="T5">n numbers</text:span><text:span text:style-name="T3"> can be computed using the formula:</text:span></text:p>
      <text:p text:style-name="P5"><text:span text:style-name="T3"><text:s text:c="19"/></text:span><text:span text:style-name="T4">sum </text:span><text:span text:style-name="T7">= </text:span><text:span text:style-name="T8">(</text:span><text:span text:style-name="T6">n</text:span><text:span text:style-name="T8">)(</text:span><text:span text:style-name="T6">n </text:span><text:span text:style-name="T7">+ </text:span><text:span text:style-name="T4">1</text:span><text:span text:style-name="T8">) / </text:span><text:span text:style-name="T4">2</text:span></text:p>
      <text:p text:style-name="Standard"/>
      <text:p text:style-name="Standard"/>
      <text:p text:style-name="P6">Caesar Cipher</text:p>
      <text:p text:style-name="Standard"/>
      <text:p text:style-name="P7">One of the first known examples of encryption was used by Julius Caesar. Caesar</text:p>
      <text:p text:style-name="P7">needed to provide written instructions to his generals, but he didn’t want his enemies</text:p>
      <text:p text:style-name="P7">to learn his plans if the message slipped into their hands. As result, he developed</text:p>
      <text:p text:style-name="P7">what later became known as the Caesar Cipher.</text:p>
      <text:p text:style-name="P7">The idea behind this cipher is simple (and as a result, it provides no protection</text:p>
      <text:p text:style-name="P7">against modern code breaking techniques). Each letter in the original message is</text:p>
      <text:p text:style-name="P7">shifted by 3 places. As a result, A becomes D, B becomes E, C becomes F, D</text:p>
      <text:p text:style-name="P7">becomes G, etc. The last three letters in the alphabet are wrapped around to the</text:p>
      <text:p text:style-name="P7">beginning: X becomes A, Y becomes B and Z becomes C. Non-letter characters are</text:p>
      <text:p text:style-name="P7">not modified by the cipher.</text:p>
      <text:p text:style-name="P7">Write a program that implements a Caesar cipher. Allow the user to supply the</text:p>
      <text:p text:style-name="P7">message and the shift amount, and then display the shifted message. Ensure that</text:p>
      <text:p text:style-name="P7">your program encodes both uppercase and lowercase letters. Your program should</text:p>
      <text:p text:style-name="P7">also support negative shift values so that it can be used both to encode messages and</text:p>
      <text:p text:style-name="P7">decode messages.</text:p>
      <text:p text:style-name="Standard"/>
      <text:p text:style-name="P8">Remove Outliers</text:p>
      <text:p text:style-name="Standard"/>
      <text:p text:style-name="P1">When analysing data collected as part of a science experiment it may be desirable</text:p>
      <text:p text:style-name="P1">to remove the most extreme values before performing other calculations. Write a</text:p>
      <text:p text:style-name="P4"><text:span text:style-name="T9">function that takes a list of values and an non-negative integer, </text:span><text:span text:style-name="T10">n</text:span><text:span text:style-name="T9">, as its parameters.</text:span></text:p>
      <text:p text:style-name="P4"><text:span text:style-name="T9">The function should create a new copy of the list with the </text:span><text:span text:style-name="T10">n </text:span><text:span text:style-name="T9">largest elements and the</text:span></text:p>
      <text:p text:style-name="P4"><text:span text:style-name="T10">n </text:span><text:span text:style-name="T9">smallest elements removed. Then it should return the new copy of the list as the</text:span></text:p>
      <text:p text:style-name="P1">function’s only result. The order of the elements in the returned list does not have to</text:p>
      <text:p text:style-name="P1">match the order of the elements in the original list.</text:p>
      <text:p text:style-name="P1">Write a main program that demonstrates your function. Your function should read</text:p>
      <text:p text:style-name="P1">a list of numbers from the user and remove the two largest and two smallest values</text:p>
      <text:p text:style-name="P1">from it. Display the list with the outliers removed, followed by the original list. Your</text:p>
      <text:p text:style-name="P1">program should generate an appropriate error message if the user enters less than 4</text:p>
      <text:p text:style-name="P1">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VswnpdLmrvwcMTSYN" svg:font-family="VswnpdLmrvwcMTSYN"/>
    <style:font-face style:name="YlhwbmGbnlxgMTMI" svg:font-family="YlhwbmGbnlxgMTMI"/>
    <style:font-face style:name="BldxbqThxgnlCourier" svg:font-family="BldxbqThxgnlCourier" style:font-family-generic="modern"/>
    <style:font-face style:name="GrdclyWbkylwTimes-Italic" svg:font-family="GrdclyWbkylwTimes-Italic" style:font-family-generic="roman"/>
    <style:font-face style:name="HxfntfPkbvymTimes-Roman" svg:font-family="HxfntfPkbvymTimes-Roman" style:font-family-generic="roman"/>
    <style:font-face style:name="SlpcchNrxtnkTimes-Roman" svg:font-family="SlpcchNrxtnkTimes-Roman" style:font-family-generic="roman"/>
    <style:font-face style:name="TwhxqcDwfbwbTimes-BoldItalic" svg:font-family="TwhxqcDwfbwbTimes-BoldItalic" style:font-family-generic="roman"/>
    <style:font-face style:name="YcbhqgNpsrcrTimes-Roman" svg:font-family="YcbhqgNpsrcrTimes-Roman" style:font-family-generic="roman"/>
    <style:font-face style:name="LfktwjMhstmwMyriad-Bold" svg:font-family="LfktwjMhstmwMyriad-Bold" style:font-family-generic="swiss"/>
    <style:font-face style:name="RtdyfmLfqfmwMyriad-Bold" svg:font-family="RtdyfmLfqfmwMyriad-Bold" style:font-family-generic="swiss"/>
    <style:font-face style:name="YydjkrBrxfqtMyriad-Bold" svg:font-family="YydjkrBrxfqtMyriad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0.4$Windows_x86 LibreOffice_project/05dceb5d363845f2cf968344d7adab8dcfb2ba71</meta:generator>
    <dc:date>2019-09-21T11:37:17.288000000</dc:date>
    <meta:document-statistic meta:table-count="0" meta:image-count="0" meta:object-count="0" meta:page-count="1" meta:paragraph-count="42" meta:word-count="499" meta:character-count="2760" meta:non-whitespace-character-count="2283"/>
    <meta:user-defined meta:name="Info 1"/>
    <meta:user-defined meta:name="Info 2"/>
    <meta:user-defined meta:name="Info 3"/>
    <meta:user-defined meta:name="Info 4"/>
  </office:meta>
</office:document-meta>
</file>